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1f5fc7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9pt" fo:font-style="normal" fo:text-shadow="none" style:text-underline-style="none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erif" fo:font-size="8pt" fo:font-style="normal" fo:text-shadow="none" style:text-underline-style="non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erif" fo:font-size="8pt" fo:font-style="normal" fo:text-shadow="none" style:text-underline-style="none" officeooo:rsid="001f5fc7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fo:font-size="8pt" officeooo:rsid="001f5fc7" style:font-size-asian="8pt" style:font-size-complex="8pt"/>
    </style:style>
    <style:style style:name="T11" style:family="text">
      <style:text-properties style:font-name="Liberation Serif" officeooo:rsid="001f5fc7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f5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7">{{{nisn_umber+id_num}}}</text:span></text:p>
            <text:p text:style-name="P4"><text:s text:c="74"/><text:span text:style-name="T13">{{{++limit+providertraining+training+name}}} <text:s text:c="46"/>{{{+graduation_month}}} {{{+graduation_year}}}</text:span></text:p>
            <text:p text:style-name="P8"/>
            <text:p text:style-name="P8"/>
            <text:p text:style-name="P9"/>
            <text:p text:style-name="P3"><text:span text:style-name="T8"><text:s text:c="64"/></text:span><text:span text:style-name="T11">PHN,PHC &amp; Oral H'lth,Env. H'lth &amp; Disaster Pre'ness,H. Educ. &amp; H. Promo. &amp; OH</text:span><text:span text:style-name="T10"> </text:span><text:span text:style-name="T2">{{{exam_grade_paper_i+name}}}</text:span></text:p>
            <text:p text:style-name="P7"><text:s text:c="56"/><text:span text:style-name="T14">Micro-bio.,CH,Comm. &amp; Non-Comm. Diseases, Epid &amp; Bio-stat</text:span> <text:s text:c="14"/><text:span text:style-name="T12">{{{exam_grade_paper_ii+name}}}</text:span></text:p>
            <text:p text:style-name="P7"><text:s text:c="56"/><text:span text:style-name="T14">Social-Psycho.,MH,Guid. &amp; C'ling, Pall. Care, Gender &amp; Comm. Dev. <text:s text:c="5"/></text:span><text:span text:style-name="T12">{{{exam_grade_paper_iii+name}}}</text:span></text:p>
            <text:p text:style-name="P10"><text:span text:style-name="T5"><text:s text:c="56"/></text:span><text:span text:style-name="T6">MCH,FP,Sch.Health,Nutrition &amp; Health Service M'gnt</text:span><text:span text:style-name="T5"> <text:s text:c="30"/></text:span><text:span text:style-name="T3">{{{exam_grade_paper_iv+name}}}</text:span></text:p>
            <text:p text:style-name="P11"><text:s text:c="56"/>Oral <text:span text:style-name="T14">and </text:span>Practicals <text:s text:c="88"/><text:span text:style-name="T12">{{{exam_grade_paper_v+name}}}</text:span></text:p>
            <text:p text:style-name="P10"><text:span text:style-name="T12"/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6-11-07T02:41:05.273066048</dc:date>
    <meta:editing-duration>PT7H10M38S</meta:editing-duration>
    <meta:editing-cycles>99</meta:editing-cycles>
    <meta:generator>LibreOffice/4.2.8.2$Linux_X86_64 LibreOffice_project/420m0$Build-2</meta:generator>
    <meta:document-statistic meta:table-count="1" meta:image-count="0" meta:object-count="0" meta:page-count="1" meta:paragraph-count="11" meta:word-count="63" meta:character-count="1676" meta:non-whitespace-character-count="710"/>
  </office:meta>
</office:document-meta>
</file>